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2e5" officeooo:paragraph-rsid="001fe2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“CHAT BOT ADT”</text:p>
      <text:p text:style-name="P1"/>
      <text:p text:style-name="P1">Crear un caht bot o voivr bot con IA: Node.js + Ollama + Whisper + Pip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2:19:06.744444927</meta:creation-date>
    <dc:date>2025-11-11T17:57:11.560654541</dc:date>
    <meta:editing-duration>PT5H38M6S</meta:editing-duration>
    <meta:editing-cycles>1</meta:editing-cycles>
    <meta:document-statistic meta:table-count="0" meta:image-count="0" meta:object-count="0" meta:page-count="1" meta:paragraph-count="2" meta:word-count="20" meta:character-count="95" meta:non-whitespace-character-count="77"/>
    <meta:generator>LibreOffice/7.6.6.3$Linux_X86_64 LibreOffice_project/d97b2716a9a4a2ce1391dee1765565ea469b0ae7</meta:generator>
  </office:meta>
</office:document-meta>
</file>